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Standard">
      <style:text-properties fo:language="en" fo:country="GB"/>
    </style:style>
    <style:style style:name="P35" style:family="paragraph" style:parent-style-name="Index_20_2">
      <style:paragraph-properties>
        <style:tab-stops>
          <style:tab-stop style:position="6.4984in" style:type="right" style:leader-style="dotted" style:leader-text="."/>
        </style:tab-stops>
      </style:paragraph-properties>
    </style:style>
    <style:style style:name="P36" style:family="paragraph" style:parent-style-name="Index_20_1">
      <style:paragraph-properties>
        <style:tab-stops>
          <style:tab-stop style:position="6.637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Heading_20_2">
      <style:paragraph-properties fo:margin-top="0in" fo:margin-bottom="0.1945in"/>
    </style:style>
    <style:style style:name="P41" style:family="paragraph" style:parent-style-name="Heading_20_2">
      <style:paragraph-properties fo:margin-top="0.1665in" fo:margin-bottom="0.1945in"/>
    </style:style>
    <style:style style:name="P42" style:family="paragraph" style:parent-style-name="Heading_20_2">
      <style:paragraph-properties fo:margin-left="0.748in" fo:margin-right="0in" fo:text-indent="0in" style:auto-text-indent="false"/>
    </style:style>
    <style:style style:name="P43" style:family="paragraph" style:parent-style-name="Heading_20_2">
      <style:paragraph-properties fo:margin-top="0.1665in" fo:margin-bottom="0in"/>
      <style:text-properties fo:language="en" fo:country="GB"/>
    </style:style>
    <style:style style:name="P44" style:family="paragraph" style:parent-style-name="Heading_20_3">
      <style:paragraph-properties fo:margin-top="0.1665in" fo:margin-bottom="0.1945in"/>
    </style:style>
    <style:style style:name="P45" style:family="paragraph" style:parent-style-name="Heading_20_3">
      <style:paragraph-properties fo:margin-top="0in" fo:margin-bottom="0.1945in"/>
    </style:style>
    <style:style style:name="P46" style:family="paragraph" style:parent-style-name="arj-bullet">
      <style:paragraph-properties fo:margin-top="0in" fo:margin-bottom="0in"/>
    </style:style>
    <style:style style:name="P47" style:family="paragraph" style:parent-style-name="arj-bullet">
      <style:paragraph-properties fo:margin-left="1.3165in" fo:margin-right="0in" fo:text-indent="-0.248in" style:auto-text-indent="false"/>
    </style:style>
    <style:style style:name="P48" style:family="paragraph" style:parent-style-name="arj-chapternumber" style:master-page-name="Convert_20_3">
      <style:paragraph-properties style:page-number="auto"/>
    </style:style>
    <style:style style:name="P49" style:family="paragraph" style:parent-style-name="arj-chapter-nonumber" style:master-page-name="Convert_20_2">
      <style:paragraph-properties style:page-number="auto"/>
    </style:style>
    <style:style style:name="P50" style:family="paragraph" style:parent-style-name="arj-numlist">
      <style:paragraph-properties fo:margin-top="0.1945in" fo:margin-bottom="0in"/>
    </style:style>
    <style:style style:name="P51" style:family="paragraph" style:parent-style-name="arj-numlist">
      <style:paragraph-properties fo:margin-top="0in" fo:margin-bottom="0.1945in"/>
    </style:style>
    <style:style style:name="P52" style:family="paragraph" style:parent-style-name="arj-title" style:master-page-name="First_20_Page">
      <style:paragraph-properties style:page-number="1"/>
    </style:style>
    <style:style style:name="P53"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style:font-name="Courier New1" fo:font-size="10pt" style:font-size-asian="10pt" style:font-size-complex="10pt"/>
    </style:style>
    <style:style style:name="T30" style:family="text">
      <style:text-properties fo:font-style="normal" style:font-style-asian="normal" style:font-style-complex="normal"/>
    </style:style>
    <style:style style:name="T31" style:family="text">
      <style:text-properties fo:font-weight="bold" style:font-weight-asian="bold" style:font-weight-complex="bold"/>
    </style:style>
    <style:style style:name="T32" style:family="text"/>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
      <text:p text:style-name="arj-title"/>
      <text:p text:style-name="arj-title"/>
      <text:p text:style-name="arj-title"/>
      <text:p text:style-name="arj-title"/>
      <text:p text:style-name="arj-title"><text:bookmark-start text:name="prodname"/><text:text-input text:description="prodname">JBoss Transactions API 4.11.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10-05-11T13:35:18">5/11/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5:18">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3</text:p>
          <text:p text:style-name="P38">Transaction equality<text:tab/>13</text:p>
          <text:p text:style-name="P38">TransactionSynchronizationRegistry<text:tab/>13</text:p>
          <text:p text:style-name="P37">The Resource Manager<text:tab/>15</text:p>
          <text:p text:style-name="P38">The XAResource interface<text:tab/>15</text:p>
          <text:p text:style-name="P38">Extended XAResource control<text:tab/>16</text:p>
          <text:p text:style-name="P39">Enlisting multiple one-phase aware resources<text:tab/>16</text:p>
          <text:p text:style-name="P38">Opening a Resource Manager<text:tab/>17</text:p>
          <text:p text:style-name="P38">Closing a Resource Manager<text:tab/>18</text:p>
          <text:p text:style-name="P38">Threads of control<text:tab/>18</text:p>
          <text:p text:style-name="P38">Transaction association<text:tab/>18</text:p>
          <text:p text:style-name="P38">Externally controlled connections<text:tab/>19</text:p>
          <text:p text:style-name="P38">Resource sharing<text:tab/>19</text:p>
          <text:p text:style-name="P38">Local and global transactions<text:tab/>20</text:p>
          <text:p text:style-name="P38">Transaction timeouts<text:tab/>20</text:p>
          <text:p text:style-name="P38">Dynamic Registration<text:tab/>21</text:p>
          <text:p text:style-name="P37">Transaction recovery<text:tab/>22</text:p>
          <text:p text:style-name="P38">Failure recovery<text:tab/>22</text:p>
          <text:p text:style-name="P38">Recovering XAConnections<text:tab/>23</text:p>
          <text:p text:style-name="P38">Alternative to XAResourceRecovery<text:tab/>24</text:p>
          <text:p text:style-name="P38">Shipped XAResourceRecovery implementations<text:tab/>25</text:p>
          <text:p text:style-name="P37">JDBC and transactions<text:tab/>27</text:p>
          <text:p text:style-name="P38">Using the transactional JDBC driver<text:tab/>27</text:p>
          <text:p text:style-name="P38">Managing transactions<text:tab/>27</text:p>
          <text:p text:style-name="P38">Restrictions<text:tab/>27</text:p>
          <text:p text:style-name="P38">Transactional drivers<text:tab/>27</text:p>
          <text:p text:style-name="P38">Loading drivers<text:tab/>28</text:p>
          <text:p text:style-name="P38">Connections<text:tab/>28</text:p>
          <text:p text:style-name="P38">Making the connection<text:tab/>28</text:p>
          <text:p text:style-name="P38">JDBC<text:tab/>29</text:p>
          <text:p text:style-name="P38">XADataSources<text:tab/>29</text:p>
          <text:p text:style-name="P38">Java Naming and Directory Interface (JNDI)<text:tab/>29</text:p>
          <text:p text:style-name="P38">Dynamic class instantiation<text:tab/>30</text:p>
          <text:p text:style-name="P38">Using the connection<text:tab/>31</text:p>
          <text:p text:style-name="P38">Connection pooling<text:tab/>32</text:p>
          <text:p text:style-name="P38">Reusing connections<text:tab/>32</text:p>
          <text:p text:style-name="P38">Terminating the transaction<text:tab/>32</text:p>
          <text:p text:style-name="P38">AutoCommit<text:tab/>32</text:p>
          <text:p text:style-name="P38">Setting isolation levels<text:tab/>32</text:p>
          <text:p text:style-name="P37">Examples<text:tab/>33</text:p>
          <text:p text:style-name="P38">JDBC example<text:tab/>33</text:p>
          <text:p text:style-name="P38">Failure recovery example with BasicXARecovery<text:tab/>35</text:p>
          <text:p text:style-name="P37">Configuring JBossJTA<text:tab/>39</text:p>
          <text:p text:style-name="P38"><text:soft-page-break/>Configuration loading mechanism<text:tab/>39</text:p>
          <text:p text:style-name="P38">Configuration options<text:tab/>39</text:p>
          <text:p text:style-name="P37">Using JBossJTA in application servers<text:tab/>40</text:p>
          <text:p text:style-name="P38">JBOSS Application Server<text:tab/>40</text:p>
          <text:p text:style-name="P38">Configuration<text:tab/>40</text:p>
          <text:p text:style-name="P39">Service Configuration<text:tab/>40</text:p>
          <text:p text:style-name="P38">Logging<text:tab/>40</text:p>
          <text:p text:style-name="P38">The services<text:tab/>40</text:p>
          <text:p text:style-name="P38">Ensuring Transactional Context is Propagated to the Server<text:tab/>41</text:p>
          <text:p text:style-name="P37">Index<text:tab/>42</text:p>
        </text:index-body>
      </text:table-of-content>
      <text:p text:style-name="P49"/>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9.0</text:bookmark-ref> (JBossJTA).</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1343367029"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3"/>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569779217" text:continue-list="list1343367029" text:style-name="WW8Num26">
        <text:list-item text:start-value="1">
          <text:p text:style-name="arj-bullet"><text:span text:style-name="T2"><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oft-page-break/><text:span text:style-name="T2"><text:bookmark-ref text:reference-format="text" text:ref-name="prodname">JBoss Transactions API 4.9.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208997273" text:style-name="WW8Num30">
        <text:list-item text:start-value="1">
          <text:p text:style-name="P48"><text:bookmark-start text:name="_Ref42233642"/></text:p>
        </text:list-item>
      </text:list>
      <text:p text:style-name="P32"><text:bookmark-end text:name="_Ref42233642"/><text:soft-page-break/>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23960948" text:continue-list="list1569779217"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6"><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177320429"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1665451131" text:continue-list="list208997273" text:style-name="WW8Num30">
        <text:list-item text:start-value="1">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897022600"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text:p>
        </text:list-item>
      </text:list>
      <text:h text:style-name="P40"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318512846" text:continue-list="list1177320429"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114758689" text:style-name="WW8Num20">
        <text:list-item>
          <text:p text:style-name="P50">make sure the property JTAEnvironmentBean.jtaTMImplementation is set to com.arjuna.ats.internal.jta.transaction.arjunacore.TransactionManagerImple.</text:p>
        </text:list-item>
        <text:list-item>
          <text:p text:style-name="P51">make sure the property JTAEnvironmentBean.jtaUTImplementation is set to com.arjuna.ats.internal.jta.transaction.arjunacore.UserTransactionImple.</text:p>
        </text:list-item>
      </text:list>
      <text:h text:style-name="P40" text:outline-level="2"><text:soft-page-break/></text:h>
      <text:h text:style-name="P40"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1375970964" text:continue-list="list318512846"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ext:soft-page-break/>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1833749469"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40"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345551071"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902944658"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1"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107552397" text:continue-list="list123960948"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1890886726" text:continue-list="list902944658"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29">toString</text:span>) will give full information about the transaction, containing the identifier. Alternatively you can cast the <text:span text:style-name="T29">javax.transaction.Transaction</text:span> instance to a <text:span text:style-name="T29">com.arjuna.ats.jta.transaction.Transaction</text:span> and then call <text:span text:style-name="T29">get_uid</text:span>, which returns an ArjunaCore <text:span text:style-name="T29">Uid</text:span> representation, or <text:span text:style-name="T29">getTxId</text:span>, which returns an <text:span text:style-name="T29">Xid</text:span> for the global identifier, i.e., no branch qualifier.</text:p>
        </text:list-item>
      </text:list>
      <text:h text:style-name="P41"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1"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84130756" text:continue-list="list107552397"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40"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576184842" text:continue-list="list1665451131"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758207875" text:continue-list="list84130756"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40" text:outline-level="2"><text:soft-page-break/>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231996148" text:continue-list="list1890886726"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1305245547"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188603676" text:style-name="WW8Num16">
        <text:list-item>
          <text:list>
            <text:list-item>
              <text:list>
                <text:list-item>
                  <text:p text:style-name="P44">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746614444" text:continue-list="list758207875"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601730672" text:continue-list="list897022600"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1743267141" text:continue-list="list1305245547" text:style-name="WW8Num17">
        <text:list-item text:start-value="1">
          <text:p text:style-name="arj-note">You can choose to override the above mentioned warning at runtime by setting the <text:span text:style-name="T27">CoreEnvironmentBean.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043453269" text:continue-list="list746614444" text:style-name="WW8Num26">
        <text:list-item text:start-value="1">
          <text:p text:style-name="arj-bullet"><text:soft-page-break/>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94259331" text:continue-list="list1043453269"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523908132" text:continue-list="list94259331"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192080600" text:continue-list="list576184842"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348329328" text:continue-list="list1743267141"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1391270459" text:continue-list="list523908132"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908288982" text:continue-list="list348329328"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1225836742"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434323623" text:continue-list="list1391270459"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7"/>
        </text:list-item>
      </text:list>
      <text:list xml:id="list1875560728" text:continue-list="list1225836742"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087972511"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29140048" text:continue-list="list1434323623"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1047050267" text:continue-list="list129140048"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29">XAResourceRecovery</text:span> instances they are passed any necessary initialization information via the <text:span text:style-name="T29">initialise</text:span> operation. In the case of BasicXARecovery and JDBCXARecovery this should be the location of a property file and is specified in the JBossTS configuration file. For example:</text:p>
      <text:p text:style-name="P33"><text:soft-page-break/></text:p>
      <text:p text:style-name="arj-code">com.arjuna.ats.jta.recovery.XAResourceRecoveryJDBC=com.arjuna.ats.internal.jdbc.recovery.JDBCXAResourceRecovery;thePropertyFile</text:p>
      <text:list xml:id="list476815769" text:continue-list="list1192080600"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219648685" text:continue-list="list1087972511"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1"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1"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1"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2"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1"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531565439" text:continue-list="list1047050267"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40"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1"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soft-pag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1"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1">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0">to specify the implementation to use. As an example, we provide </text:span><text:span text:style-name="T11">PropertyFileDynamicClass</text:span><text:span text:style-name="T30">, a </text:span><text:span text:style-name="T11">DynamicClass</text:span><text:span text:style-name="T30"> implementation that reads the </text:span><text:span text:style-name="T11">XADataSource </text:span><text:span text:style-name="T30">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text:soft-page-break/>Connection connection = arjunaJDBC2Driver.connect("jdbc:arjuna:/path/to/property/file", dbProperties);</text:p>
      <text:h text:style-name="P41"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761876304" text:continue-list="list219648685"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1"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text:soft-page-break/>instance. Attempts to close the connection are allowed, but the connection will only actually be closed when all users (including transactions) have either finished with the connection, or issued close calls.</text:p>
      <text:h text:style-name="P41"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1"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1"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1"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1562167338" text:continue-numbering="true" text:style-name="WW8Num17">
        <text:list-item>
          <text:p text:style-name="arj-note">At present this property applies to all XA connections created in the JVM.</text:p>
        </text:list-item>
      </text:list>
      <text:list xml:id="list184378950" text:continue-list="list476815769"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073975065" text:continue-list="list1601730672"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284176038" text:continue-list="list531565439"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258479036" text:continue-list="list1562167338"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soft-page-break/><text:tab/>{</text:p>
      <text:p text:style-name="P12"><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soft-page-break/><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oft-page-break/><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783925832" text:continue-list="list184378950" text:style-name="WW8Num30">
        <text:list-item text:start-value="1">
          <text:p text:style-name="arj-chapternumber"/>
        </text:list-item>
      </text:list>
      <text:p text:style-name="P26">Configuring JBossJTA</text:p>
      <text:p text:style-name="P29">Configuration loading mechanism</text:p>
      <text:p text:style-name="P34">The generic system by which configuration information is managed, is documented in the corresponding section of the ArjunaCore Programmer's Guide.</text:p>
      <text:p text:style-name="P29">Configuration options</text:p>
      <text:p text:style-name="P22">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2">in addition to the EnvironmentBeans provided by ArjunaCore. <text:s/>Furthermore, modules built on ArjunaCore/ArjunaJTA may add additional beans. Please refer to the relevant Programmer's Guides for details of these.</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334854483" text:continue-numbering="true" text:style-name="WW8Num30">
        <text:list-item>
          <text:p text:style-name="arj-chapternumber"/>
        </text:list-item>
      </text:list>
      <text:p text:style-name="P26">Using JBossJTA in application servers</text:p>
      <text:p text:style-name="Heading_20_1">JBOSS Application Server</text:p>
      <text:h text:style-name="P41" text:outline-level="2">Configuration</text:h>
      <text:list xml:id="list801211568" text:continue-list="list1188603676" text:style-name="WW8Num16">
        <text:list-item>
          <text:list>
            <text:list-item>
              <text:list>
                <text:list-item text:start-value="1">
                  <text:p text:style-name="P45">Service Configuration</text:p>
                </text:list-item>
              </text:list>
            </text:list-item>
          </text:list>
        </text:list-item>
      </text:list>
      <text:p text:style-name="P8">When running embedded in JBossAS, the transaction system is configured primarily through the transaction-jboss-beans.xml file, which overrides properties read from the default properties file embedded in the .jar file.</text:p>
      <text:p text:style-name="arj-paragraph">There are a number of configurable attributes available. <text:s/>Some of these are as follows:</text:p>
      <text:p text:style-name="arj-paragraph">CoordinatorEnvironmentBean.defaultTimeout – The default transaction timeout to be used for new transactions. <text:s/>Specified as an integer in seconds.</text:p>
      <text:p text:style-name="arj-paragraph">CoordinatorEnvironmentBean.enableStatistics – This determines whether or not the transaction service should gather statistical information. <text:s/>This information can then be viewed using the TransactionStatistics MBean. <text:s/>Specified as a Boolean. The default is to not gather this information.</text:p>
      <text:p text:style-name="arj-paragraph">See the transaction-jboss-beans.xml file and the JBossAS administration and configuration guide for further information.</text:p>
      <text:h text:style-name="P41" text:outline-level="2">Logging</text:h>
      <text:p text:style-name="arj-paragraph">In order to make JBossTS logging semantically consistent with JBossAS, the TransactionManagerService modifies the level of some log messages. This is achieved by overriding the value of the LoggingEnvironmentBean.loggingFactory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1" text:outline-level="2"><text:soft-page-break/>The services</text:h>
      <text:p text:style-name="arj-paragraph">The TransactionManager bean provides transaction management services to other components are user code in JBossAS. Note that there are two different version of this bean and they requires different configuation. Take care to select the transaction-jboss-beans.xml suitable for your needs (local JTA or JTS).</text:p>
      <text:h text:style-name="P4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6">AutoCommit<text:tab/>32</text:p>
            <text:p text:style-name="P36">DataSource<text:tab/>29</text:p>
            <text:p text:style-name="P36">Enlisting resources<text:tab/>12</text:p>
            <text:p text:style-name="P36">Example<text:tab/>33</text:p>
            <text:p text:style-name="P36">Failure recovery<text:tab/>23</text:p>
            <text:p text:style-name="P36">JBoss Transactions compliance<text:tab/>8</text:p>
            <text:p text:style-name="P36">JBoss Transactions restrictions<text:tab/>27</text:p>
            <text:p text:style-name="P36">JDBC 2.0<text:tab/>27</text:p>
            <text:p text:style-name="P35"><text:s/>properties<text:tab/>29</text:p>
            <text:p text:style-name="P36">JDBC2 Recovery<text:tab/>23</text:p>
            <text:p text:style-name="P36">JNDI string extension<text:tab/>30</text:p>
            <text:p text:style-name="P36">Loading drivers<text:tab/>28</text:p>
            <text:p text:style-name="P36">Making connections<text:tab/>28</text:p>
            <text:p text:style-name="P36">Package<text:tab/>9</text:p>
            <text:p text:style-name="P36">Relationship to JTA<text:tab/>29</text:p>
            <text:p text:style-name="P36">Thread restrictions<text:tab/>10</text:p>
            <text:p text:style-name="P35">suspending and resuming transactions<text:tab/>11</text:p>
            <text:p text:style-name="P35">terminating transactions<text:tab/>12</text:p>
            <text:p text:style-name="P36">Transaction synchronization<text:tab/>13</text:p>
            <text:p text:style-name="P36">Transactional drivers<text:tab/>27</text:p>
            <text:p text:style-name="P36">Transactional Objects for Java<text:tab/></text:p>
            <text:p text:style-name="P35">configuration<text:tab/>39</text:p>
            <text:p text:style-name="P36">TransactionManager<text:tab/>10</text:p>
            <text:p text:style-name="P36">Transactions<text:tab/></text:p>
            <text:p text:style-name="P35"><text:s/>timeout values<text:tab/>20</text:p>
            <text:p text:style-name="P36">UserTransaction<text:tab/>9</text:p>
            <text:p text:style-name="P36">Using connections<text:tab/>31</text:p>
            <text:p text:style-name="P36">XADataSource<text:tab/>29</text:p>
            <text:p text:style-name="P36">XAResource<text:tab/>15, 29</text:p>
            <text:p text:style-name="P36">XAResource<text:tab/></text:p>
            <text:p text:style-name="P35">failure recovery<text:tab/>22</text:p>
            <text:p text:style-name="P35"><text:s/>setTransactionTimeout<text:tab/>20</text:p>
            <text:p text:style-name="P36">XAResourceRecovery<text:tab/>22, 23</text:p>
          </text:index-body>
        </text:alphabetical-index>
        <text:p text:style-name="P30"/>
        <text:h text:style-name="P43"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8</text:page-number></text:p>
      </style:footer>
      <style:footer-left>
        <text:p text:style-name="MP2"><text:page-number style:num-format="1" text:select-page="current">8</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10-05-11T13:35:18">5/11/10</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10-05-11T13:35:18">5/11/10</text:date><text:tab/><text:span text:style-name="Page_20_Number"><text:page-number text:select-page="current">8</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10-05-11T13:35:18">5/11/10</text:date><text:span text:style-name="Page_20_Number"><text:tab/></text:span><text:span text:style-name="Page_20_Number"><text:page-number text:select-page="current">8</text:page-number></text:span></text:p>
      </style:footer>
      <style:footer-left>
        <text:p text:style-name="MP4"><text:span text:style-name="Page_20_Number"><text:page-number text:select-page="current">8</text:page-number></text:span><text:span text:style-name="Page_20_Number"><text:tab/>JBTA-PG-</text:span><text:span text:style-name="Page_20_Number"><text:date style:data-style-name="N30" text:date-value="2010-05-11T13:35:18">5/11/10</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8</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8</text:page-number></text:p>
      </style:footer-left>
    </style:master-page>
    <style:master-page style:name="Convert_20_3" style:display-name="Convert 3" style:page-layout-name="Mpm4" style:next-style-name="Next_20_convert_20_3">
      <style:footer>
        <text:p text:style-name="Footer"><text:page-number text:select-page="current">8</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8</text:page-number></text:p>
      </style:footer>
      <style:footer-left>
        <text:p text:style-name="MP1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8-10T16:13:00</meta:creation-date>
    <dc:creator>Jonathan Halliday</dc:creator>
    <dc:date>2010-05-11T13:35:18</dc:date>
    <meta:print-date>2008-03-13T15:17:00</meta:print-date>
    <dc:language>en-US</dc:language>
    <meta:editing-cycles>183</meta:editing-cycles>
    <meta:editing-duration>PT325H30M46S</meta:editing-duration>
    <meta:document-statistic meta:table-count="2" meta:image-count="0" meta:object-count="0" meta:page-count="45" meta:paragraph-count="657" meta:word-count="10593" meta:character-count="77762"/>
    <meta:user-defined meta:name="Info 1"/>
    <meta:user-defined meta:name="Info 2"/>
    <meta:user-defined meta:name="Info 3"/>
    <meta:user-defined meta:name="Info 4"/>
  </office:meta>
</office:document-meta>
</file>